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5cm" fo:min-width="3cm"/>
      <style:paragraph-properties style:writing-mode="lr-tb"/>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heads_20_10" draw:marker-end-width="0.3cm" draw:fill="none" draw:textarea-vertical-align="middle"/>
    </style:style>
    <style:style style:name="gr6" style:family="graphic" style:parent-style-name="objectwithoutfill">
      <style:graphic-properties draw:marker-end="Arrowheads_20_9" draw:marker-end-width="0.3cm" draw:fill="none" draw:textarea-vertical-align="middle"/>
    </style:style>
    <style:style style:name="gr7" style:family="graphic" style:parent-style-name="objectwithoutfill">
      <style:graphic-properties draw:marker-end="Arrowheads_20_1" draw:marker-end-width="0.3cm"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standard">
      <style:graphic-properties draw:marker-start="Arrowheads_20_13" draw:marker-start-width="0.3cm" draw:textarea-vertical-align="middle"/>
    </style:style>
    <style:style style:name="gr10" style:family="graphic" style:parent-style-name="objectwithoutfill">
      <style:graphic-properties draw:marker-end="Arrowheads_20_18" draw:marker-end-width="0.3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standard">
      <style:graphic-properties draw:stroke="none" svg:stroke-color="#000000" draw:fill="none" draw:fill-color="#ffffff" fo:min-height="0.395cm"/>
      <style:paragraph-properties style:writing-mode="lr-tb"/>
    </style:style>
    <style:style style:name="gr13" style:family="graphic" style:parent-style-name="standard">
      <style:graphic-properties draw:marker-start="Arrowheads_20_20" draw:marker-start-width="0.3cm" draw:marker-end="Arrowheads_20_21" draw:marker-end-width="0.3cm" draw:textarea-vertical-align="middle"/>
    </style:style>
    <style:style style:name="gr14" style:family="graphic" style:parent-style-name="standard">
      <style:graphic-properties draw:stroke="none" svg:stroke-color="#000000" draw:fill="none" draw:fill-color="#ffffff" fo:min-height="0.789cm"/>
      <style:paragraph-properties style:writing-mode="lr-tb"/>
    </style:style>
    <style:style style:name="gr15" style:family="graphic" style:parent-style-name="objectwithoutfill">
      <style:graphic-properties draw:marker-end="Arrowheads_20_25" draw:marker-end-width="0.3cm" draw:fill="none" draw:textarea-vertical-align="middle"/>
    </style:style>
    <style:style style:name="gr16" style:family="graphic" style:parent-style-name="objectwithoutfill">
      <style:graphic-properties draw:marker-end="Arrowheads_20_26" draw:marker-end-width="0.3cm" draw:fill="none" draw:textarea-vertical-align="middle"/>
    </style:style>
    <style:style style:name="gr17" style:family="graphic" style:parent-style-name="objectwithoutfill">
      <style:graphic-properties draw:marker-end="Arrowheads_20_29" draw:marker-end-width="0.3cm" draw:fill="none" draw:textarea-vertical-align="middle"/>
    </style:style>
    <style:style style:name="gr18" style:family="graphic" style:parent-style-name="objectwithoutfill">
      <style:graphic-properties draw:marker-end="Arrowheads_20_30" draw:marker-end-width="0.3cm" draw:fill="none" draw:textarea-vertical-align="middle"/>
    </style:style>
    <style:style style:name="P1" style:family="paragraph">
      <style:paragraph-properties fo:text-align="center" style:writing-mode="lr-tb"/>
    </style:style>
    <style:style style:name="P2" style:family="paragraph">
      <style:paragraph-properties fo:text-align="center" style:writing-mode="lr-tb"/>
      <style:text-properties fo:font-size="16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size="10pt"/>
    </style:style>
    <style:style style:name="T1" style:family="text">
      <style:text-properties fo:font-size="16pt"/>
    </style:style>
    <style:style style:name="T2"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cm" svg:height="1.75cm" svg:x="3.25cm" svg:y="2.75cm">
          <text:p text:style-name="P1">Main</text:p>
          <draw:enhanced-geometry svg:viewBox="0 0 21600 21600" draw:type="rectangle" draw:enhanced-path="M 0 0 L 21600 0 21600 21600 0 21600 0 0 Z N"/>
        </draw:custom-shape>
        <draw:custom-shape draw:style-name="gr1" draw:text-style-name="P1" draw:layer="layout" svg:width="3.5cm" svg:height="1.75cm" svg:x="3.25cm" svg:y="5.75cm">
          <text:p text:style-name="P1">First Passage</text:p>
          <draw:enhanced-geometry svg:viewBox="0 0 21600 21600" draw:type="rectangle" draw:enhanced-path="M 0 0 L 21600 0 21600 21600 0 21600 0 0 Z N"/>
        </draw:custom-shape>
        <draw:custom-shape draw:style-name="gr1" draw:text-style-name="P1" draw:layer="layout" svg:width="3.5cm" svg:height="1.75cm" svg:x="3.25cm" svg:y="9.5cm">
          <text:p text:style-name="P1">Optimiser</text:p>
          <draw:enhanced-geometry svg:viewBox="0 0 21600 21600" draw:type="rectangle" draw:enhanced-path="M 0 0 L 21600 0 21600 21600 0 21600 0 0 Z N"/>
        </draw:custom-shape>
        <draw:custom-shape draw:style-name="gr1" draw:text-style-name="P1" draw:layer="layout" svg:width="3.5cm" svg:height="1.75cm" svg:x="3.25cm" svg:y="12.75cm">
          <text:p text:style-name="P1">Backpatch</text:p>
          <draw:enhanced-geometry svg:viewBox="0 0 21600 21600" draw:type="rectangle" draw:enhanced-path="M 0 0 L 21600 0 21600 21600 0 21600 0 0 Z N"/>
        </draw:custom-shape>
        <draw:custom-shape draw:style-name="gr1" draw:text-style-name="P1" draw:layer="layout" svg:width="3.5cm" svg:height="1.75cm" svg:x="10cm" svg:y="5.75cm">
          <text:p text:style-name="P1">Parser</text:p>
          <draw:enhanced-geometry svg:viewBox="0 0 21600 21600" draw:type="rectangle" draw:enhanced-path="M 0 0 L 21600 0 21600 21600 0 21600 0 0 Z N"/>
        </draw:custom-shape>
        <draw:custom-shape draw:style-name="gr1" draw:text-style-name="P1" draw:layer="layout" svg:width="3.5cm" svg:height="1.75cm" svg:x="20.25cm" svg:y="2.75cm">
          <text:p text:style-name="P1">Error Handler</text:p>
          <draw:enhanced-geometry svg:viewBox="0 0 21600 21600" draw:type="rectangle" draw:enhanced-path="M 0 0 L 21600 0 21600 21600 0 21600 0 0 Z N"/>
        </draw:custom-shape>
        <draw:custom-shape draw:style-name="gr1" draw:text-style-name="P1" draw:layer="layout" svg:width="3.5cm" svg:height="1.75cm" svg:x="15.75cm" svg:y="5.75cm">
          <text:p text:style-name="P1">Lexer</text:p>
          <draw:enhanced-geometry svg:viewBox="0 0 21600 21600" draw:type="rectangle" draw:enhanced-path="M 0 0 L 21600 0 21600 21600 0 21600 0 0 Z N"/>
        </draw:custom-shape>
        <draw:custom-shape draw:style-name="gr1" draw:text-style-name="P1" draw:layer="layout" svg:width="3.5cm" svg:height="1.75cm" svg:x="20.25cm" svg:y="9.5cm">
          <text:p text:style-name="P1">Semantic Analysis</text:p>
          <draw:enhanced-geometry svg:viewBox="0 0 21600 21600" draw:type="rectangle" draw:enhanced-path="M 0 0 L 21600 0 21600 21600 0 21600 0 0 Z N"/>
        </draw:custom-shape>
        <draw:custom-shape draw:style-name="gr1" draw:text-style-name="P2" draw:layer="layout" svg:width="3.5cm" svg:height="1.75cm" svg:x="20.25cm" svg:y="12.75cm">
          <text:p text:style-name="P2"><text:span text:style-name="T1">Operations</text:span></text:p>
          <draw:enhanced-geometry svg:viewBox="0 0 21600 21600" draw:type="rectangle" draw:enhanced-path="M 0 0 L 21600 0 21600 21600 0 21600 0 0 Z N"/>
        </draw:custom-shape>
        <draw:custom-shape draw:style-name="gr1" draw:text-style-name="P1" draw:layer="layout" svg:width="3.5cm" svg:height="1.75cm" svg:x="16.25cm" svg:y="12.75cm">
          <text:p text:style-name="P1">Symbol Manager</text:p>
          <draw:enhanced-geometry svg:viewBox="0 0 21600 21600" draw:type="rectangle" draw:enhanced-path="M 0 0 L 21600 0 21600 21600 0 21600 0 0 Z N"/>
        </draw:custom-shape>
        <draw:custom-shape draw:style-name="gr1" draw:text-style-name="P1" draw:layer="layout" svg:width="3.5cm" svg:height="1.75cm" svg:x="24.25cm" svg:y="12.75cm">
          <text:p text:style-name="P1">Label Manager</text:p>
          <draw:enhanced-geometry svg:viewBox="0 0 21600 21600" draw:type="rectangle" draw:enhanced-path="M 0 0 L 21600 0 21600 21600 0 21600 0 0 Z N"/>
        </draw:custom-shape>
        <draw:line draw:style-name="gr2" draw:text-style-name="P3" draw:layer="layout" svg:x1="22cm" svg:y1="4.5cm" svg:x2="22cm" svg:y2="9.5cm">
          <text:p/>
        </draw:line>
        <draw:line draw:style-name="gr2" draw:text-style-name="P3" draw:layer="layout" svg:x1="21.75cm" svg:y1="11.25cm" svg:x2="21.75cm" svg:y2="12.75cm">
          <text:p/>
        </draw:line>
        <draw:line draw:style-name="gr3" draw:text-style-name="P4" draw:layer="layout" svg:x1="18cm" svg:y1="10.5cm" svg:x2="20.25cm" svg:y2="10.5cm">
          <text:p/>
        </draw:line>
        <draw:line draw:style-name="gr3" draw:text-style-name="P4" draw:layer="layout" svg:x1="18cm" svg:y1="10.5cm" svg:x2="18cm" svg:y2="12.75cm">
          <text:p/>
        </draw:line>
        <draw:line draw:style-name="gr3" draw:text-style-name="P4" draw:layer="layout" svg:x1="25.25cm" svg:y1="10.5cm" svg:x2="23.75cm" svg:y2="10.5cm">
          <text:p/>
        </draw:line>
        <draw:line draw:style-name="gr3" draw:text-style-name="P4" draw:layer="layout" svg:x1="25.25cm" svg:y1="10.5cm" svg:x2="25.25cm" svg:y2="12.75cm">
          <text:p/>
        </draw:line>
        <draw:line draw:style-name="gr3" draw:text-style-name="P4" draw:layer="layout" svg:x1="18cm" svg:y1="15.5cm" svg:x2="18cm" svg:y2="14.5cm">
          <text:p/>
        </draw:line>
        <draw:line draw:style-name="gr4" draw:text-style-name="P4" draw:layer="layout" svg:x1="18cm" svg:y1="15.5cm" svg:x2="28.7cm" svg:y2="15.5cm">
          <text:p/>
        </draw:line>
        <draw:line draw:style-name="gr4" draw:text-style-name="P4" draw:layer="layout" svg:x1="28.7cm" svg:y1="15.5cm" svg:x2="28.7cm" svg:y2="3.5cm">
          <text:p/>
        </draw:line>
        <draw:line draw:style-name="gr3" draw:text-style-name="P4" draw:layer="layout" svg:x1="28.701cm" svg:y1="3.5cm" svg:x2="23.75cm" svg:y2="3.5cm">
          <text:p/>
        </draw:line>
        <draw:line draw:style-name="gr4" draw:text-style-name="P4" draw:layer="layout" svg:x1="26.25cm" svg:y1="4cm" svg:x2="26.25cm" svg:y2="12.75cm">
          <text:p/>
        </draw:line>
        <draw:line draw:style-name="gr3" draw:text-style-name="P4" draw:layer="layout" svg:x1="26.251cm" svg:y1="4cm" svg:x2="23.75cm" svg:y2="4cm">
          <text:p/>
        </draw:line>
        <draw:line draw:style-name="gr5" draw:text-style-name="P4" draw:layer="layout" svg:x1="11.75cm" svg:y1="10cm" svg:x2="20.25cm" svg:y2="10cm">
          <text:p/>
        </draw:line>
        <draw:line draw:style-name="gr6" draw:text-style-name="P4" draw:layer="layout" svg:x1="11.75cm" svg:y1="10cm" svg:x2="11.75cm" svg:y2="7.5cm">
          <text:p/>
        </draw:line>
        <draw:line draw:style-name="gr7" draw:text-style-name="P4" draw:layer="layout" svg:x1="5cm" svg:y1="4.5cm" svg:x2="5cm" svg:y2="5.75cm">
          <text:p/>
        </draw:line>
        <draw:line draw:style-name="gr8" draw:text-style-name="P4" draw:layer="layout" svg:x1="5cm" svg:y1="7.5cm" svg:x2="5cm" svg:y2="9.5cm">
          <text:p/>
        </draw:line>
        <draw:line draw:style-name="gr3" draw:text-style-name="P4" draw:layer="layout" svg:x1="5cm" svg:y1="11.25cm" svg:x2="5cm" svg:y2="12.75cm">
          <text:p/>
        </draw:line>
        <draw:line draw:style-name="gr4" draw:text-style-name="P4" draw:layer="layout" svg:x1="3.25cm" svg:y1="13.5cm" svg:x2="1cm" svg:y2="13.5cm">
          <text:p/>
        </draw:line>
        <draw:line draw:style-name="gr4" draw:text-style-name="P4" draw:layer="layout" svg:x1="1cm" svg:y1="13.5cm" svg:x2="1cm" svg:y2="3.25cm">
          <text:p/>
        </draw:line>
        <draw:line draw:style-name="gr3" draw:text-style-name="P4" draw:layer="layout" svg:x1="1cm" svg:y1="3.25cm" svg:x2="3.25cm" svg:y2="3.25cm">
          <text:p/>
        </draw:line>
        <draw:line draw:style-name="gr3" draw:text-style-name="P4" draw:layer="layout" svg:x1="1.25cm" svg:y1="3.75cm" svg:x2="3.25cm" svg:y2="3.75cm">
          <text:p/>
        </draw:line>
        <draw:line draw:style-name="gr4" draw:text-style-name="P4" draw:layer="layout" svg:x1="1.25cm" svg:y1="6.25cm" svg:x2="1.25cm" svg:y2="3.75cm">
          <text:p/>
        </draw:line>
        <draw:line draw:style-name="gr4" draw:text-style-name="P4" draw:layer="layout" svg:x1="1.25cm" svg:y1="6.25cm" svg:x2="3.25cm" svg:y2="6.25cm">
          <text:p/>
        </draw:line>
        <draw:line draw:style-name="gr9" draw:text-style-name="P3" draw:layer="layout" svg:x1="19.25cm" svg:y1="6.5cm" svg:x2="20.75cm" svg:y2="6.5cm">
          <text:p/>
        </draw:line>
        <draw:line draw:style-name="gr10" draw:text-style-name="P4" draw:layer="layout" svg:x1="20.75cm" svg:y1="6.5cm" svg:x2="20.75cm" svg:y2="4.501cm">
          <text:p/>
        </draw:line>
        <draw:line draw:style-name="gr4" draw:text-style-name="P4" draw:layer="layout" svg:x1="11.75cm" svg:y1="5.75cm" svg:x2="11.75cm" svg:y2="3.75cm">
          <text:p/>
        </draw:line>
        <draw:line draw:style-name="gr3" draw:text-style-name="P4" draw:layer="layout" svg:x1="11.75cm" svg:y1="3.75cm" svg:x2="20.25cm" svg:y2="3.75cm">
          <text:p/>
        </draw:line>
        <draw:frame draw:style-name="gr11" draw:text-style-name="P5" draw:layer="layout" svg:width="2.5cm" svg:height="0.75cm" svg:x="2.75cm" svg:y="4.75cm">
          <draw:text-box>
            <text:p><text:span text:style-name="T2">Comment 1</text:span></text:p>
          </draw:text-box>
        </draw:frame>
        <draw:frame draw:style-name="gr11" draw:text-style-name="P5" draw:layer="layout" svg:width="2.5cm" svg:height="0.75cm" svg:x="10.25cm" svg:y="0.5cm">
          <draw:text-box>
            <text:p><text:span text:style-name="T2">Comment 2</text:span></text:p>
          </draw:text-box>
        </draw:frame>
        <draw:frame draw:style-name="gr11" draw:text-style-name="P5" draw:layer="layout" svg:width="2.5cm" svg:height="0.75cm" svg:x="1cm" svg:y="5.75cm">
          <draw:text-box>
            <text:p><text:span text:style-name="T2">Comment 3</text:span></text:p>
          </draw:text-box>
        </draw:frame>
        <draw:frame draw:style-name="gr11" draw:text-style-name="P5" draw:layer="layout" svg:width="2.5cm" svg:height="0.75cm" svg:x="7cm" svg:y="5.75cm">
          <draw:text-box>
            <text:p><text:span text:style-name="T2">Comment 4</text:span></text:p>
          </draw:text-box>
        </draw:frame>
        <draw:frame draw:style-name="gr11" draw:text-style-name="P5" draw:layer="layout" svg:width="2.5cm" svg:height="0.75cm" svg:x="13.5cm" svg:y="5.75cm">
          <draw:text-box>
            <text:p><text:span text:style-name="T2">Comment 4</text:span></text:p>
          </draw:text-box>
        </draw:frame>
        <draw:frame draw:style-name="gr11" draw:text-style-name="P5" draw:layer="layout" svg:width="2.5cm" svg:height="0.75cm" svg:x="13.75cm" svg:y="9.5cm">
          <draw:text-box>
            <text:p><text:span text:style-name="T2">Comment 5</text:span></text:p>
          </draw:text-box>
        </draw:frame>
        <draw:frame draw:style-name="gr11" draw:text-style-name="P5" draw:layer="layout" svg:width="2.5cm" svg:height="0.75cm" svg:x="14cm" svg:y="3.25cm">
          <draw:text-box>
            <text:p><text:span text:style-name="T2">Comment 6</text:span></text:p>
          </draw:text-box>
        </draw:frame>
        <draw:frame draw:style-name="gr11" draw:text-style-name="P5" draw:layer="layout" svg:width="2.5cm" svg:height="0.75cm" svg:x="22cm" svg:y="6.5cm">
          <draw:text-box>
            <text:p><text:span text:style-name="T2">Comment 6</text:span></text:p>
          </draw:text-box>
        </draw:frame>
        <draw:frame draw:style-name="gr12" draw:text-style-name="P5" draw:layer="layout" svg:width="2.5cm" svg:height="0.645cm" svg:x="18.5cm" svg:y="5cm">
          <draw:text-box>
            <text:p><text:span text:style-name="T2">Comment 7</text:span></text:p>
          </draw:text-box>
        </draw:frame>
        <draw:line draw:style-name="gr13" draw:text-style-name="P3" draw:layer="layout" svg:x1="13.5cm" svg:y1="6.5cm" svg:x2="15.75cm" svg:y2="6.5cm">
          <text:p/>
        </draw:line>
        <draw:frame draw:style-name="gr11" draw:text-style-name="P5" draw:layer="layout" svg:width="2.5cm" svg:height="0.75cm" svg:x="15.75cm" svg:y="11.5cm">
          <draw:text-box>
            <text:p><text:span text:style-name="T2">Comment 8</text:span></text:p>
          </draw:text-box>
        </draw:frame>
        <draw:frame draw:style-name="gr11" draw:text-style-name="P5" draw:layer="layout" svg:width="2.5cm" svg:height="0.75cm" svg:x="19.5cm" svg:y="11.5cm">
          <draw:text-box>
            <text:p><text:span text:style-name="T2">Comment 9</text:span></text:p>
          </draw:text-box>
        </draw:frame>
        <draw:frame draw:style-name="gr14" draw:text-style-name="P5" draw:layer="layout" svg:width="2.594cm" svg:height="1.039cm" svg:x="22.75cm" svg:y="11.5cm">
          <draw:text-box>
            <text:p><text:span text:style-name="T2">Comment 10</text:span></text:p>
          </draw:text-box>
        </draw:frame>
        <draw:frame draw:style-name="gr12" draw:text-style-name="P5" draw:layer="layout" svg:width="2.5cm" svg:height="0.645cm" svg:x="24cm" svg:y="3.855cm">
          <draw:text-box>
            <text:p><text:span text:style-name="T2">Comment 11</text:span></text:p>
          </draw:text-box>
        </draw:frame>
        <draw:frame draw:style-name="gr14" draw:text-style-name="P5" draw:layer="layout" svg:width="2.75cm" svg:height="1.039cm" svg:x="24.75cm" svg:y="2.855cm">
          <draw:text-box>
            <text:p><text:span text:style-name="T2">Comment 12</text:span></text:p>
          </draw:text-box>
        </draw:frame>
        <draw:frame draw:style-name="gr11" draw:text-style-name="P5" draw:layer="controls" svg:width="2.5cm" svg:height="0.75cm" svg:x="2.75cm" svg:y="8.25cm">
          <draw:text-box>
            <text:p><text:span text:style-name="T2">Comment 3</text:span></text:p>
          </draw:text-box>
        </draw:frame>
        <draw:frame draw:style-name="gr14" draw:text-style-name="P5" draw:layer="controls" svg:width="2.75cm" svg:height="1.039cm" svg:x="0.75cm" svg:y="12.961cm">
          <draw:text-box>
            <text:p><text:span text:style-name="T2">Comment 13</text:span></text:p>
          </draw:text-box>
        </draw:frame>
        <draw:line draw:style-name="gr15" draw:text-style-name="P4" draw:layer="controls" svg:x1="1cm" svg:y1="7cm" svg:x2="3.25cm" svg:y2="7cm">
          <text:p/>
        </draw:line>
        <draw:line draw:style-name="gr4" draw:text-style-name="P4" draw:layer="controls" svg:x1="1cm" svg:y1="3.25cm" svg:x2="1cm" svg:y2="1cm">
          <text:p/>
        </draw:line>
        <draw:line draw:style-name="gr4" draw:text-style-name="P4" draw:layer="controls" svg:x1="1cm" svg:y1="1cm" svg:x2="22cm" svg:y2="1cm">
          <text:p/>
        </draw:line>
        <draw:line draw:style-name="gr16" draw:text-style-name="P4" draw:layer="controls" svg:x1="22cm" svg:y1="1cm" svg:x2="22cm" svg:y2="2.75cm">
          <text:p/>
        </draw:line>
        <draw:frame draw:style-name="gr11" draw:text-style-name="P5" draw:layer="controls" svg:width="2.5cm" svg:height="0.75cm" svg:x="1cm" svg:y="7cm">
          <draw:text-box>
            <text:p><text:span text:style-name="T2">Comment 2</text:span></text:p>
          </draw:text-box>
        </draw:frame>
        <draw:frame draw:style-name="gr14" draw:text-style-name="P5" draw:layer="controls" svg:width="2.75cm" svg:height="1.039cm" svg:x="0.75cm" svg:y="2.711cm">
          <draw:text-box>
            <text:p><text:span text:style-name="T2">Comment 13</text:span></text:p>
          </draw:text-box>
        </draw:frame>
        <draw:line draw:style-name="gr17" draw:text-style-name="P4" draw:layer="layout" svg:x1="6.75cm" svg:y1="6.5cm" svg:x2="10cm" svg:y2="6.5cm">
          <text:p/>
        </draw:line>
        <draw:line draw:style-name="gr18" draw:text-style-name="P4" draw:layer="layout" svg:x1="10cm" svg:y1="7cm" svg:x2="6.75cm" svg:y2="7cm">
          <text:p/>
        </draw:line>
        <draw:frame draw:style-name="gr11" draw:text-style-name="P5" draw:layer="layout" svg:width="2.5cm" svg:height="0.75cm" svg:x="2.75cm" svg:y="11.5cm">
          <draw:text-box>
            <text:p><text:span text:style-name="T2">Comment 3</text:span></text:p>
          </draw:text-box>
        </draw:frame>
        <officeooo:annotation svg:x="0cm" svg:y="0cm">
          <dc:date>2024-03-16T20:54:03</dc:date>
          <text:p>If the command line arguments count &gt; 1, meaning, main received at least 1 input file. Main will initialise the tables and parameters of the compiler and then the compiler proceeds to the next phase.</text:p>
        </officeooo:annotation>
        <officeooo:annotation svg:x="1cm" svg:y="0cm">
          <dc:date>2024-03-09T14:59:12</dc:date>
          <text:p>Error handler checks if the file’s name and its length is valid. It also opens the files and notifies if an error has occured.</text:p>
        </officeooo:annotation>
        <officeooo:annotation svg:x="2cm" svg:y="0cm">
          <dc:date>2024-03-09T15:12:16</dc:date>
          <text:p>If no errors <text:s/>have been found, the compiler proceeds to the next phase.</text:p>
          <text:p/>
          <text:p>If an error has been found, the compiler will return to main for the next file in line.</text:p>
        </officeooo:annotation>
        <officeooo:annotation svg:x="3cm" svg:y="0cm">
          <dc:date>2024-03-16T20:48:30</dc:date>
          <text:p>First passage sets file directories and opens them.</text:p>
          <text:p/>
          <text:p>The parser calls the lexer for the next token. The lexer returns a token to the parser. If the token has any semantic value, it will also return it to the parser.</text:p>
        </officeooo:annotation>
        <officeooo:annotation svg:x="4cm" svg:y="0cm">
          <dc:date>2024-03-09T15:02:31</dc:date>
          <text:p>6 highlights:</text:p>
          <text:p/>
          <text:p>(I) The parser moves through the parse tree, top to bottom, left to right.</text:p>
          <text:p/>
          <text:p>(II) A semantic rule is the action present within {…}</text:p>
          <text:p/>
          <text:p>(III) A derivation rule is of the form:</text:p>
          <text:p>(1) a : a1 a2 ... an -- where a is the parent node and a1 through an are its child nodes.</text:p>
          <text:p>a1 through an may have derivation rules of their own.</text:p>
          <text:p>(2) a : B1 B2 ... Bn -- <text:s/>where a is the parent node and B1 through Bn are “leafs”, meaning they don’t have any derivation rules of their own. Leafs are usually denoted by capital letters.</text:p>
          <text:p>(3) a : empty -- meaning a derives nothing, also refered to as “an empty node”. This is also a leaf but is different from the previously defined leaf. An empty node contains nothing whereas <text:s/>a leaf from 3 can contain only 1 value, which is either B1 ... Bn.</text:p>
          <text:p>(4) a : ... -- any combination of the above, except 2 or more consecutive empty derivations.</text:p>
          <text:p/>
          <text:p>(IV) When the parser finishes constructing a leaf in the parse tree, a semantic rule will begin executing, after which the parser will return to its parent node. If a semantic rule does not exist, the parser will return to its parent node. </text:p>
          <text:p/>
          <text:p>(V) If a semantic rule is present in the middle of a derivation rule, an empty node will be inserted in its place and will execute the semantic rule once the node is reached by the parser.</text:p>
          <text:p/>
          <text:p>(VI) When all the child nodes of a parse tree’s node have finished executing their semantic rules, its semantic rule will begin executing.</text:p>
        </officeooo:annotation>
        <officeooo:annotation svg:x="5cm" svg:y="0cm">
          <dc:date>2024-03-09T15:04:12</dc:date>
          <text:p>The semantic analysis phase handles its own errors and utilises error handler to report them. Same with The syntax analysis phase (The parser).</text:p>
          <text:p/>
          <text:p>If an error (non-fatal) has been found, they will continue their processes so as to find and report the most errors.</text:p>
        </officeooo:annotation>
        <officeooo:annotation svg:x="6cm" svg:y="0cm">
          <dc:date>2024-03-09T15:04:23</dc:date>
          <text:p>The lexer will communicate with the error handler throughout its process. If an error (non-fatal) has been found, it will continue its process so as to find and report the most errors.</text:p>
        </officeooo:annotation>
        <officeooo:annotation svg:x="7cm" svg:y="0cm">
          <dc:date>2024-03-09T15:07:01</dc:date>
          <text:p>The semantic analysis phase fills the symbol table with identifiers and their types, during the declaration section of a CPL program.</text:p>
        </officeooo:annotation>
        <officeooo:annotation svg:x="8cm" svg:y="0cm">
          <dc:date>2024-03-09T15:07:20</dc:date>
          <text:p>The semantic rules during the semantic analysis phase will communicate with the operations file so as to distinguish between the available operations in a CPL program and to print the appropriate quad operation(s).</text:p>
        </officeooo:annotation>
        <officeooo:annotation svg:x="8.969cm" svg:y="-0.026cm">
          <dc:date>2024-03-09T16:44:40</dc:date>
          <text:p>The semantic rules during the semantic analysis phase will communicate with the label manager which maintains a label stack, that are created and used by the semantic rules. It also maintains a label table that keeps track of labels and their declaration addresses for later usage during the backpatch phase. </text:p>
        </officeooo:annotation>
        <officeooo:annotation svg:x="10cm" svg:y="0cm">
          <dc:date>2024-03-09T15:08:42</dc:date>
          <text:p>Label manager utilises error handler to report if the operating system failed to allocate memory for a label (a fatal error).</text:p>
        </officeooo:annotation>
        <officeooo:annotation svg:x="11cm" svg:y="0cm">
          <dc:date>2024-03-09T15:09:34</dc:date>
          <text:p>Symbol manager utilises error handler to report if an identifier has already been defined.</text:p>
        </officeooo:annotation>
        <officeooo:annotation svg:x="12cm" svg:y="0cm">
          <dc:date>2024-03-24T20:06:09</dc:date>
          <text:p>After the backpatch phase, the compiler has completed its process and an output file will have been created and now main resets the compiler’s tables and parameters and moves on to the next file in line.</text:p>
        </officeooo:annotati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3" draw:display-name="Arrowheads 13"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9T14:44:57.027850365</meta:creation-date>
    <dc:date>2024-03-29T23:17:39.827755054</dc:date>
    <meta:editing-duration>PT2H4M11S</meta:editing-duration>
    <meta:editing-cycles>36</meta:editing-cycles>
    <meta:generator>LibreOffice/7.3.7.2$Linux_X86_64 LibreOffice_project/30$Build-2</meta:generator>
    <meta:document-statistic meta:object-count="64"/>
  </office:meta>
</office:document-meta>
</file>